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c965" officeooo:paragraph-rsid="0018c9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---------- KIVYTUT.PY ----------</text:p>
      <text:p text:style-name="P1"/>
      <text:p text:style-name="P1"># It is common practice to create your own custom</text:p>
      <text:p text:style-name="P1"># widgets so base widgets aren't effected</text:p>
      <text:p text:style-name="P1"/>
      <text:p text:style-name="P1">import kivy</text:p>
      <text:p text:style-name="P1">kivy.require('1.9.0')</text:p>
      <text:p text:style-name="P1"/>
      <text:p text:style-name="P1">from kivy.app import App</text:p>
      <text:p text:style-name="P1">from kivy.uix.widget import Widget</text:p>
      <text:p text:style-name="P1"/>
      <text:p text:style-name="P1">class CustomWidget(Widget):</text:p>
      <text:p text:style-name="P1"><text:s text:c="4"/>pass</text:p>
      <text:p text:style-name="P1"/>
      <text:p text:style-name="P1">class CustomWidgetApp(App):</text:p>
      <text:p text:style-name="P1"/>
      <text:p text:style-name="P1"><text:s text:c="4"/>def build(self):</text:p>
      <text:p text:style-name="P1"><text:s text:c="8"/>return CustomWidget()</text:p>
      <text:p text:style-name="P1"/>
      <text:p text:style-name="P1">customWidget = CustomWidgetApp()</text:p>
      <text:p text:style-name="P1"/>
      <text:p text:style-name="P1">customWidget.run()</text:p>
      <text:p text:style-name="P1"/>
      <text:p text:style-name="P1"># ---------- CUSTOMWIDGET.KV ----------</text:p>
      <text:p text:style-name="P1"/>
      <text:p text:style-name="P1"># You can set default attributes that are shared by</text:p>
      <text:p text:style-name="P1"># other widgets</text:p>
      <text:p text:style-name="P1"/>
      <text:p text:style-name="P1"># color is RGBA as a percent of 255 and alpha</text:p>
      <text:p text:style-name="P1"># Color is the text color</text:p>
      <text:p text:style-name="P1"># background_normal and background_down are either</text:p>
      <text:p text:style-name="P1"># white with '' or can be set to a png</text:p>
      <text:p text:style-name="P1"># background_color tints whatever the background is</text:p>
      <text:p text:style-name="P1"/>
      <text:p text:style-name="P1">&lt;CustButton@Button&gt;:</text:p>
      <text:p text:style-name="P1"><text:s text:c="4"/>font_size: 32</text:p>
      <text:p text:style-name="P1"><text:s text:c="4"/>color: 0, 0, 0, 1</text:p>
      <text:p text:style-name="P1"><text:s text:c="4"/>size: 150, 50</text:p>
      <text:p text:style-name="P1"><text:s text:c="4"/>background_normal: ''</text:p>
      <text:p text:style-name="P1"><text:s text:c="4"/>background_down: 'bkgrd-down-color.png'</text:p>
      <text:p text:style-name="P1"><text:s text:c="4"/>background_color: .88, .88, .88, 1</text:p>
      <text:p text:style-name="P1"/>
      <text:p text:style-name="P1"># Position is x and y from the bottom left hand corner</text:p>
      <text:p text:style-name="P1"># You can define the position based on the changing</text:p>
      <text:p text:style-name="P1"># window sizes with root.x being the left most side</text:p>
      <text:p text:style-name="P1"># and root.y being the bottom</text:p>
      <text:p text:style-name="P1">&lt;CustomWidget&gt;:</text:p>
      <text:p text:style-name="P1"><text:s text:c="4"/>CustButton:</text:p>
      <text:p text:style-name="P1"><text:s text:c="8"/>text: "Random"</text:p>
      <text:p text:style-name="P1"><text:s text:c="8"/>pos: root.x, 200</text:p>
      <text:p text:style-name="P1"><text:s text:c="4"/>CustButton:</text:p>
      <text:p text:style-name="P1"><text:s text:c="8"/>text: "Buttons"</text:p>
      <text:p text:style-name="P1"><text:soft-page-break/><text:s text:c="8"/>pos: 200, root.y</text:p>
      <text:p text:style-name="P1"><text:s text:c="4"/>CustButton:</text:p>
      <text:p text:style-name="P1"><text:s text:c="8"/>text: "Buttons"</text:p>
      <text:p text:style-name="P1"><text:s text:c="8"/>pos: 200, 400</text:p>
      <text:p text:style-name="P1"/>
      <text:p text:style-name="P1"># ---------- KIVYTUT2.PY ----------</text:p>
      <text:p text:style-name="P1"/>
      <text:p text:style-name="P1">import kivy</text:p>
      <text:p text:style-name="P1">kivy.require('1.9.0')</text:p>
      <text:p text:style-name="P1"/>
      <text:p text:style-name="P1">from kivy.app import App</text:p>
      <text:p text:style-name="P1">from kivy.uix.floatlayout import FloatLayout</text:p>
      <text:p text:style-name="P1"/>
      <text:p text:style-name="P1"># A Float layout positions and sizes objects as a percentage</text:p>
      <text:p text:style-name="P1"># of the window size</text:p>
      <text:p text:style-name="P1"/>
      <text:p text:style-name="P1">class FloatingApp(App):</text:p>
      <text:p text:style-name="P1"/>
      <text:p text:style-name="P1"><text:s text:c="4"/>def build(self):</text:p>
      <text:p text:style-name="P1"><text:s text:c="8"/>return FloatLayout()</text:p>
      <text:p text:style-name="P1"/>
      <text:p text:style-name="P1">flApp = FloatingApp()</text:p>
      <text:p text:style-name="P1"/>
      <text:p text:style-name="P1">flApp.run()</text:p>
      <text:p text:style-name="P1"/>
      <text:p text:style-name="P1"># ---------- FLOATING.KV ----------</text:p>
      <text:p text:style-name="P1"/>
      <text:p text:style-name="P1"># size_hint defines the widget width (0-1) representing</text:p>
      <text:p text:style-name="P1"># a percentage of 100% and height of the window</text:p>
      <text:p text:style-name="P1">&lt;CustButton@Button&gt;:</text:p>
      <text:p text:style-name="P1"><text:s text:c="4"/>font_size: 32</text:p>
      <text:p text:style-name="P1"><text:s text:c="4"/>color: 0, 0, 0, 1</text:p>
      <text:p text:style-name="P1"><text:s text:c="4"/>size: 150, 50</text:p>
      <text:p text:style-name="P1"><text:s text:c="4"/>background_normal: ''</text:p>
      <text:p text:style-name="P1"><text:s text:c="4"/>background_down: 'bkgrd-down-color.png'</text:p>
      <text:p text:style-name="P1"><text:s text:c="4"/>background_color: .88, .88, .88, 1</text:p>
      <text:p text:style-name="P1"><text:s text:c="4"/>size_hint: .4, .3</text:p>
      <text:p text:style-name="P1"/>
      <text:p text:style-name="P1"># pos_hint represents the position using either x, y, left,</text:p>
      <text:p text:style-name="P1"># right, top, bottom, center_x, or center_y</text:p>
      <text:p text:style-name="P1">&lt;FloatLayout&gt;:</text:p>
      <text:p text:style-name="P1"><text:s text:c="4"/>CustButton:</text:p>
      <text:p text:style-name="P1"><text:s text:c="8"/>text: "Top Left"</text:p>
      <text:p text:style-name="P1"><text:s text:c="8"/>pos_hint: {"x": 0, "top": 1}</text:p>
      <text:p text:style-name="P1"><text:s text:c="4"/>CustButton:</text:p>
      <text:p text:style-name="P1"><text:s text:c="8"/>text: "Bottom Right"</text:p>
      <text:p text:style-name="P1"><text:s text:c="8"/>pos_hint: {"right": 1, "y": 0}</text:p>
      <text:p text:style-name="P1"><text:s text:c="4"/>CustButton:</text:p>
      <text:p text:style-name="P1"><text:s text:c="8"/>text: "Top Right"</text:p>
      <text:p text:style-name="P1"><text:s text:c="8"/>pos_hint: {"right": 1, "top": 1}</text:p>
      <text:p text:style-name="P1"><text:s text:c="4"/>CustButton:</text:p>
      <text:p text:style-name="P1"><text:s text:c="8"/>text: "Bottom Left"</text:p>
      <text:p text:style-name="P1"><text:soft-page-break/><text:s text:c="8"/>pos_hint: {"left": 1, "bottom": 0}</text:p>
      <text:p text:style-name="P1"><text:s text:c="4"/>CustButton:</text:p>
      <text:p text:style-name="P1"><text:s text:c="8"/>text: "Center"</text:p>
      <text:p text:style-name="P1"><text:s text:c="8"/>pos_hint: {"center_x": .5, "center_y": .5}</text:p>
      <text:p text:style-name="P1"/>
      <text:p text:style-name="P1"/>
      <text:p text:style-name="P1"># ---------- KIVYTUT3.PY ----------</text:p>
      <text:p text:style-name="P1"/>
      <text:p text:style-name="P1">import kivy</text:p>
      <text:p text:style-name="P1">kivy.require('1.9.0')</text:p>
      <text:p text:style-name="P1"/>
      <text:p text:style-name="P1">from kivy.app import App</text:p>
      <text:p text:style-name="P1">from kivy.uix.gridlayout import GridLayout</text:p>
      <text:p text:style-name="P1"/>
      <text:p text:style-name="P1"># The Grid Layout organizes everything in a grid pattern</text:p>
      <text:p text:style-name="P1"/>
      <text:p text:style-name="P1">class GridLayoutApp(App):</text:p>
      <text:p text:style-name="P1"/>
      <text:p text:style-name="P1"><text:s text:c="4"/>def build(self):</text:p>
      <text:p text:style-name="P1"><text:s text:c="8"/>return GridLayout()</text:p>
      <text:p text:style-name="P1"/>
      <text:p text:style-name="P1">glApp = GridLayoutApp()</text:p>
      <text:p text:style-name="P1"/>
      <text:p text:style-name="P1">glApp.run()</text:p>
      <text:p text:style-name="P1"/>
      <text:p text:style-name="P1"># ---------- GRIDLAYOUT.KV ----------</text:p>
      <text:p text:style-name="P1"/>
      <text:p text:style-name="P1"># Define the number of columns and rows</text:p>
      <text:p text:style-name="P1"># Define the spacing between children in pixels</text:p>
      <text:p text:style-name="P1"/>
      <text:p text:style-name="P1">&lt;GridLayout&gt;:</text:p>
      <text:p text:style-name="P1"><text:s text:c="4"/>cols: 2</text:p>
      <text:p text:style-name="P1"><text:s text:c="4"/>rows: 2</text:p>
      <text:p text:style-name="P1"><text:s text:c="4"/>spacing: 10</text:p>
      <text:p text:style-name="P1"/>
      <text:p text:style-name="P1"><text:s text:c="4"/># Set the size by passing None to size_hint_x</text:p>
      <text:p text:style-name="P1"><text:s text:c="4"/># and then pass the width</text:p>
      <text:p text:style-name="P1"/>
      <text:p text:style-name="P1"><text:s text:c="4"/>Button:</text:p>
      <text:p text:style-name="P1"><text:s text:c="8"/>text: "1st"</text:p>
      <text:p text:style-name="P1"><text:s text:c="8"/>size_hint_x: None</text:p>
      <text:p text:style-name="P1"><text:s text:c="8"/>width: 200</text:p>
      <text:p text:style-name="P1"><text:s text:c="4"/>Button:</text:p>
      <text:p text:style-name="P1"><text:s text:c="8"/>text: "2nd"</text:p>
      <text:p text:style-name="P1"><text:s text:c="4"/>Button:</text:p>
      <text:p text:style-name="P1"><text:s text:c="8"/>text: "3rd"</text:p>
      <text:p text:style-name="P1"><text:s text:c="8"/>size_hint_x: None</text:p>
      <text:p text:style-name="P1"><text:s text:c="8"/>width: 200</text:p>
      <text:p text:style-name="P1"><text:s text:c="4"/>Button:</text:p>
      <text:p text:style-name="P1"><text:s text:c="8"/>text: "4th"</text:p>
      <text:p text:style-name="P1"/>
      <text:p text:style-name="P1"># ---------- KIVYTUT4.PY ----------</text:p>
      <text:p text:style-name="P1"><text:soft-page-break/></text:p>
      <text:p text:style-name="P1">import kivy</text:p>
      <text:p text:style-name="P1">kivy.require('1.9.0')</text:p>
      <text:p text:style-name="P1"/>
      <text:p text:style-name="P1">from kivy.app import App</text:p>
      <text:p text:style-name="P1">from kivy.uix.boxlayout import BoxLayout</text:p>
      <text:p text:style-name="P1"/>
      <text:p text:style-name="P1"># With a box layout we arrange widgets in a horizontal</text:p>
      <text:p text:style-name="P1"># or vertical box</text:p>
      <text:p text:style-name="P1"/>
      <text:p text:style-name="P1">class BoxLayoutApp(App):</text:p>
      <text:p text:style-name="P1"/>
      <text:p text:style-name="P1"><text:s text:c="4"/>def build(self):</text:p>
      <text:p text:style-name="P1"><text:s text:c="8"/>return BoxLayout()</text:p>
      <text:p text:style-name="P1"/>
      <text:p text:style-name="P1">blApp = BoxLayoutApp()</text:p>
      <text:p text:style-name="P1"/>
      <text:p text:style-name="P1">blApp.run()</text:p>
      <text:p text:style-name="P1"/>
      <text:p text:style-name="P1"># ---------- BOXLAYOUT.KV ----------</text:p>
      <text:p text:style-name="P1"/>
      <text:p text:style-name="P1"># Orientation defines whether widgets are stacked (vertical)</text:p>
      <text:p text:style-name="P1"># or are placed side by side (horizontal)</text:p>
      <text:p text:style-name="P1"># padding is the space between the widgets and the</text:p>
      <text:p text:style-name="P1"># surrounding window</text:p>
      <text:p text:style-name="P1">&lt;BoxLayout&gt;:</text:p>
      <text:p text:style-name="P1"><text:s text:c="4"/>orientation: "vertical"</text:p>
      <text:p text:style-name="P1"><text:s text:c="4"/>spacing: 10</text:p>
      <text:p text:style-name="P1"><text:s text:c="4"/>padding: 10</text:p>
      <text:p text:style-name="P1"/>
      <text:p text:style-name="P1"><text:s text:c="4"/># size_hint defines the percentage of space taken on the</text:p>
      <text:p text:style-name="P1"><text:s text:c="4"/># x access and the percentage of space left over by the</text:p>
      <text:p text:style-name="P1"><text:s text:c="4"/># other widgets</text:p>
      <text:p text:style-name="P1"><text:s text:c="4"/>Button:</text:p>
      <text:p text:style-name="P1"><text:s text:c="8"/>text: "1st"</text:p>
      <text:p text:style-name="P1"><text:s text:c="8"/>size_hint: .7, .5</text:p>
      <text:p text:style-name="P1"/>
      <text:p text:style-name="P1"><text:s text:c="4"/>Button:</text:p>
      <text:p text:style-name="P1"><text:s text:c="8"/>text: "2nd"</text:p>
      <text:p text:style-name="P1"/>
      <text:p text:style-name="P1"><text:s text:c="4"/>Button:</text:p>
      <text:p text:style-name="P1"><text:s text:c="8"/>text: "3rd"</text:p>
      <text:p text:style-name="P1"/>
      <text:p text:style-name="P1"># ---------- KIVYTUT5.PY ----------</text:p>
      <text:p text:style-name="P1"/>
      <text:p text:style-name="P1">import kivy</text:p>
      <text:p text:style-name="P1">kivy.require('1.9.0')</text:p>
      <text:p text:style-name="P1"/>
      <text:p text:style-name="P1">from kivy.app import App</text:p>
      <text:p text:style-name="P1">from kivy.uix.stacklayout import StackLayout</text:p>
      <text:p text:style-name="P1"/>
      <text:p text:style-name="P1"># A stack layout arranges widgets vertically or horizontally</text:p>
      <text:p text:style-name="P1"><text:soft-page-break/># as they best fit</text:p>
      <text:p text:style-name="P1"/>
      <text:p text:style-name="P1">class StackLayoutApp(App):</text:p>
      <text:p text:style-name="P1"/>
      <text:p text:style-name="P1"><text:s text:c="4"/>def build(self):</text:p>
      <text:p text:style-name="P1"><text:s text:c="8"/>return StackLayout()</text:p>
      <text:p text:style-name="P1"/>
      <text:p text:style-name="P1">slApp = StackLayoutApp()</text:p>
      <text:p text:style-name="P1"/>
      <text:p text:style-name="P1">slApp.run()</text:p>
      <text:p text:style-name="P1"/>
      <text:p text:style-name="P1"># ---------- STACKLAYOUT.KV ----------</text:p>
      <text:p text:style-name="P1"/>
      <text:p text:style-name="P1"># orientation is lr-tb or left to right, top to bottom</text:p>
      <text:p text:style-name="P1"># Other options are tb-lr, rl-tb, tb-rl, lr-bt, bt-lr,</text:p>
      <text:p text:style-name="P1"># rl-bt, bt-rl</text:p>
      <text:p text:style-name="P1">&lt;StackLayout&gt;:</text:p>
      <text:p text:style-name="P1"><text:s text:c="4"/>orientation: "lr-tb"</text:p>
      <text:p text:style-name="P1"><text:s text:c="4"/>spacing: 10</text:p>
      <text:p text:style-name="P1"><text:s text:c="4"/>padding: 10</text:p>
      <text:p text:style-name="P1"/>
      <text:p text:style-name="P1"><text:s text:c="4"/># size_hint defines the percentage of space taken on the</text:p>
      <text:p text:style-name="P1"><text:s text:c="4"/># x access and the percentage of space left over by the</text:p>
      <text:p text:style-name="P1"><text:s text:c="4"/># other widgets</text:p>
      <text:p text:style-name="P1"><text:s text:c="4"/>Button:</text:p>
      <text:p text:style-name="P1"><text:s text:c="8"/>text: "Q"</text:p>
      <text:p text:style-name="P1"><text:s text:c="8"/>size_hint: None, .15</text:p>
      <text:p text:style-name="P1"><text:s text:c="8"/>width: 100</text:p>
      <text:p text:style-name="P1"><text:s text:c="4"/>Button:</text:p>
      <text:p text:style-name="P1"><text:s text:c="8"/>text: "W"</text:p>
      <text:p text:style-name="P1"><text:s text:c="8"/>size_hint: None, .15</text:p>
      <text:p text:style-name="P1"><text:s text:c="8"/>width: 120</text:p>
      <text:p text:style-name="P1"><text:s text:c="4"/>Button:</text:p>
      <text:p text:style-name="P1"><text:s text:c="8"/>text: "E"</text:p>
      <text:p text:style-name="P1"><text:s text:c="8"/>size_hint: None, .15</text:p>
      <text:p text:style-name="P1"><text:s text:c="8"/>width: 140</text:p>
      <text:p text:style-name="P1"><text:s text:c="4"/>Button:</text:p>
      <text:p text:style-name="P1"><text:s text:c="8"/>text: "R"</text:p>
      <text:p text:style-name="P1"><text:s text:c="8"/>size_hint: None, .15</text:p>
      <text:p text:style-name="P1"><text:s text:c="8"/>width: 160</text:p>
      <text:p text:style-name="P1"><text:s text:c="4"/>Button:</text:p>
      <text:p text:style-name="P1"><text:s text:c="8"/>text: "T"</text:p>
      <text:p text:style-name="P1"><text:s text:c="8"/>size_hint: None, .15</text:p>
      <text:p text:style-name="P1"><text:s text:c="8"/>width: 180</text:p>
      <text:p text:style-name="P1"><text:s text:c="4"/>Button:</text:p>
      <text:p text:style-name="P1"><text:s text:c="8"/>text: "Y"</text:p>
      <text:p text:style-name="P1"><text:s text:c="8"/>size_hint: None, .15</text:p>
      <text:p text:style-name="P1"><text:s text:c="8"/>width: 200</text:p>
      <text:p text:style-name="P1"/>
      <text:p text:style-name="P1"># ---------- KIVYTUT6.PY ----------</text:p>
      <text:p text:style-name="P1"/>
      <text:p text:style-name="P1">import kivy</text:p>
      <text:p text:style-name="P1"><text:soft-page-break/>kivy.require('1.9.0')</text:p>
      <text:p text:style-name="P1"/>
      <text:p text:style-name="P1">from kivy.app import App</text:p>
      <text:p text:style-name="P1">from kivy.uix.pagelayout import PageLayout</text:p>
      <text:p text:style-name="P1"/>
      <text:p text:style-name="P1"># A page layout is used to create multi-page layouts</text:p>
      <text:p text:style-name="P1"># that you can flip through</text:p>
      <text:p text:style-name="P1"/>
      <text:p text:style-name="P1">class PageLayoutApp(App):</text:p>
      <text:p text:style-name="P1"/>
      <text:p text:style-name="P1"><text:s text:c="4"/>def build(self):</text:p>
      <text:p text:style-name="P1"><text:s text:c="8"/>return PageLayout()</text:p>
      <text:p text:style-name="P1"/>
      <text:p text:style-name="P1">plApp = PageLayoutApp()</text:p>
      <text:p text:style-name="P1"/>
      <text:p text:style-name="P1">plApp.run()</text:p>
      <text:p text:style-name="P1"/>
      <text:p text:style-name="P1"># ---------- PAGELAYOUT.KV ----------</text:p>
      <text:p text:style-name="P1"/>
      <text:p text:style-name="P1">&lt;PageLayout&gt;:</text:p>
      <text:p text:style-name="P1"><text:s text:c="4"/>Button:</text:p>
      <text:p text:style-name="P1"><text:s text:c="8"/>text: "Page 1"</text:p>
      <text:p text:style-name="P1"><text:s text:c="4"/>Button:</text:p>
      <text:p text:style-name="P1"><text:s text:c="8"/>text: "Page 2"</text:p>
      <text:p text:style-name="P1"><text:s text:c="4"/>Button:</text:p>
      <text:p text:style-name="P1"><text:s text:c="8"/>text: "Page 3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3:17:45.825000000</meta:creation-date>
    <dc:date>2017-02-21T03:18:16.503000000</dc:date>
    <meta:editing-duration>PT31S</meta:editing-duration>
    <meta:editing-cycles>1</meta:editing-cycles>
    <meta:document-statistic meta:table-count="0" meta:image-count="0" meta:object-count="0" meta:page-count="6" meta:paragraph-count="214" meta:word-count="746" meta:character-count="5617" meta:non-whitespace-character-count="4401"/>
    <meta:generator>LibreOffice/5.0.4.2$Windows_x86 LibreOffice_project/2b9802c1994aa0b7dc6079e128979269cf95bc78</meta:generator>
  </office:meta>
</office:document-meta>
</file>